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201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201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200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200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5424" calcext:value-type="float">
            <text:p>65.4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200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7304" calcext:value-type="float">
            <text:p>65.2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200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5848" calcext:value-type="float">
            <text:p>64.3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200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200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7296" calcext:value-type="float">
            <text:p>62.9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200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5336" calcext:value-type="float">
            <text:p>62.5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200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9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9656" calcext:value-type="float">
            <text:p>62.7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9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9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9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9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9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9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9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9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3968" calcext:value-type="float">
            <text:p>60.7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9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8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8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8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8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8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8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8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7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7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7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7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7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7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7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7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7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NHP-PL-005</text:p>
          </table:table-cell>
          <table:table-cell office:value-type="string" calcext:value-type="string">
            <text:p>196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